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ff3" svg:font-family="ff3"/>
    <style:font-face style:name="ff4" svg:font-family="ff4"/>
    <style:font-face style:name="ff8" svg:font-family="ff8"/>
    <style:font-face style:name="ff9" svg:font-family="ff9"/>
    <style:font-face style:name="ffb" svg:font-family="ff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59a" officeooo:paragraph-rsid="0001859a"/>
    </style:style>
    <style:style style:name="P2" style:family="paragraph" style:parent-style-name="Standard">
      <style:text-properties officeooo:rsid="00024d94" officeooo:paragraph-rsid="00024d94"/>
    </style:style>
    <style:style style:name="P3" style:family="paragraph" style:parent-style-name="Standard">
      <style:text-properties officeooo:rsid="0003fb82" officeooo:paragraph-rsid="0003fb82"/>
    </style:style>
    <style:style style:name="P4" style:family="paragraph" style:parent-style-name="Standard">
      <style:text-properties fo:font-style="italic" officeooo:rsid="0003fb82" officeooo:paragraph-rsid="0003fb82" style:font-style-asian="italic" style:font-style-complex="italic"/>
    </style:style>
    <style:style style:name="P5" style:family="paragraph" style:parent-style-name="Standard">
      <style:text-properties style:text-position="0% 100%" officeooo:rsid="0003fb82" officeooo:paragraph-rsid="0003fb82"/>
    </style:style>
    <style:style style:name="P6" style:family="paragraph" style:parent-style-name="Standard">
      <style:text-properties style:text-position="0% 100%" fo:font-style="italic" officeooo:rsid="0003fb82" officeooo:paragraph-rsid="0003fb82" style:font-style-asian="italic" style:font-style-complex="italic"/>
    </style:style>
    <style:style style:name="P7" style:family="paragraph" style:parent-style-name="Standard">
      <style:text-properties style:text-position="0% 100%" fo:font-style="italic" officeooo:rsid="00061206" officeooo:paragraph-rsid="00061206" style:font-style-asian="italic" style:font-style-complex="italic"/>
    </style:style>
    <style:style style:name="P8" style:family="paragraph" style:parent-style-name="Standard">
      <style:text-properties style:text-position="0% 100%" fo:font-style="italic" officeooo:rsid="000ac2dd" officeooo:paragraph-rsid="000ac2dd" style:font-style-asian="italic" style:font-style-complex="italic"/>
    </style:style>
    <style:style style:name="P9" style:family="paragraph" style:parent-style-name="Standard">
      <style:text-properties style:text-position="0% 100%" fo:font-style="italic" officeooo:rsid="0007f372" officeooo:paragraph-rsid="0007f372" style:font-style-asian="italic" style:font-style-complex="italic"/>
    </style:style>
    <style:style style:name="P10" style:family="paragraph" style:parent-style-name="Standard">
      <style:text-properties style:text-position="0% 100%" fo:font-style="italic" officeooo:rsid="000c79c9" officeooo:paragraph-rsid="000c79c9" style:font-style-asian="italic" style:font-style-complex="italic"/>
    </style:style>
    <style:style style:name="P11" style:family="paragraph" style:parent-style-name="Standard">
      <style:text-properties style:text-position="0% 100%" fo:font-style="italic" officeooo:rsid="000d9879" officeooo:paragraph-rsid="000d9879" style:font-style-asian="italic" style:font-style-complex="italic"/>
    </style:style>
    <style:style style:name="P12" style:family="paragraph" style:parent-style-name="Standard">
      <style:text-properties style:text-position="0% 100%" fo:font-style="normal" officeooo:rsid="00061206" officeooo:paragraph-rsid="00061206" style:font-style-asian="normal" style:font-style-complex="normal"/>
    </style:style>
    <style:style style:name="P13" style:family="paragraph" style:parent-style-name="Standard">
      <style:text-properties style:text-position="0% 100%" fo:font-style="normal" officeooo:rsid="000ac2dd" officeooo:paragraph-rsid="000ac2dd" style:font-style-asian="normal" style:font-style-complex="normal"/>
    </style:style>
    <style:style style:name="P14" style:family="paragraph" style:parent-style-name="Standard">
      <style:text-properties style:text-position="0% 100%" fo:font-style="normal" officeooo:rsid="000d6832" officeooo:paragraph-rsid="000d6832" style:font-style-asian="normal" style:font-style-complex="normal"/>
    </style:style>
    <style:style style:name="P15" style:family="paragraph" style:parent-style-name="Standard">
      <style:text-properties style:text-position="0% 100%" fo:font-style="normal" officeooo:rsid="000d9879" officeooo:paragraph-rsid="000d9879" style:font-style-asian="normal" style:font-style-complex="normal"/>
    </style:style>
    <style:style style:name="P16" style:family="paragraph" style:parent-style-name="Standard">
      <style:text-properties style:text-position="0% 100%" officeooo:rsid="00024d94" officeooo:paragraph-rsid="00024d94"/>
    </style:style>
    <style:style style:name="P17" style:family="paragraph" style:parent-style-name="Standard">
      <style:text-properties fo:font-style="italic" officeooo:rsid="00093197" officeooo:paragraph-rsid="0003fb82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3fb82"/>
    </style:style>
    <style:style style:name="T4" style:family="text">
      <style:text-properties style:text-position="0% 100%" officeooo:rsid="00093197"/>
    </style:style>
    <style:style style:name="T5" style:family="text">
      <style:text-properties style:text-position="0% 100%" style:font-name="ff9" officeooo:rsid="000c79c9" style:font-style-asian="italic" style:font-style-complex="italic"/>
    </style:style>
    <style:style style:name="T6" style:family="text">
      <style:text-properties style:text-position="0% 100%" style:font-name="ff4" officeooo:rsid="000c79c9" style:font-style-asian="italic" style:font-style-complex="italic"/>
    </style:style>
    <style:style style:name="T7" style:family="text">
      <style:text-properties style:text-position="0% 100%" officeooo:rsid="000c79c9" style:font-style-asian="italic" style:font-style-complex="italic"/>
    </style:style>
    <style:style style:name="T8" style:family="text">
      <style:text-properties style:text-position="0% 100%" style:font-name="Liberation Serif"/>
    </style:style>
    <style:style style:name="T9" style:family="text">
      <style:text-properties officeooo:rsid="0003fb82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93197"/>
    </style:style>
    <style:style style:name="T12" style:family="text">
      <style:text-properties style:text-position="sub 58%" style:font-name="Liberation Serif"/>
    </style:style>
    <style:style style:name="T13" style:family="text">
      <style:text-properties style:text-position="sub 58%" style:font-name="Liberation Serif" fo:font-size="11.1499996185303pt"/>
    </style:style>
    <style:style style:name="T14" style:family="text">
      <style:text-properties officeooo:rsid="0009319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93197" style:font-style-asian="italic" style:font-style-complex="italic"/>
    </style:style>
    <style:style style:name="T17" style:family="text">
      <style:text-properties officeooo:rsid="000ac2dd"/>
    </style:style>
    <style:style style:name="T18" style:family="text">
      <style:text-properties style:font-name="ff9"/>
    </style:style>
    <style:style style:name="T19" style:family="text">
      <style:text-properties style:font-name="ff9" fo:font-size="11.1499996185303pt"/>
    </style:style>
    <style:style style:name="T20" style:family="text">
      <style:text-properties style:font-name="ff4"/>
    </style:style>
    <style:style style:name="T21" style:family="text">
      <style:text-properties style:font-name="ff8"/>
    </style:style>
    <style:style style:name="T22" style:family="text">
      <style:text-properties style:font-name="ff3" fo:font-size="11.1499996185303pt"/>
    </style:style>
    <style:style style:name="T23" style:family="text">
      <style:text-properties officeooo:rsid="000d9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1. </text:span>On line 15 it seems as though interior nodes would have their support count increased<text:span text:style-name="T9"> </text:span>repeatedly on each ComputeSupport call at each level. <text:s/>Is this so?<text:span text:style-name="T9"> <text:s/>Why or why not?</text:span></text:p>
      <text:p text:style-name="P1"/>
      <text:p text:style-name="P4">No, because only k-subsets are considered on line 15, and only current leaves of the tree have k-size.</text:p>
      <text:p text:style-name="P1"/>
      <text:p text:style-name="P3">2. On line 18, might |X<text:span text:style-name="T10">ab|</text:span><text:span text:style-name="T2">| be &lt;&gt; k+1? <text:s/>If so, is this a problem or not? <text:s/>If not, why not, since it's a union of two different sets each with size k?</text:span></text:p>
      <text:p text:style-name="P5"/>
      <text:p text:style-name="P4"><text:span text:style-name="T2">No, because X</text:span><text:span text:style-name="T10">a</text:span><text:span text:style-name="T2"> and X</text:span><text:span text:style-name="T10">b</text:span><text:span text:style-name="T2"> are siblings and thus have a common prefix and only one different final element. <text:s/>Their union must therefore be of size k+1</text:span></text:p>
      <text:p text:style-name="P6"/>
      <text:p text:style-name="P12">3. What is the purpose of the b &gt; a qualfier on line 17? <text:s/>What bad thing happens if we omit it?</text:p>
      <text:p text:style-name="P12"/>
      <text:p text:style-name="P7">The same k-subset appears twice as a leaf on the next level.</text:p>
      <text:p text:style-name="P7"/>
      <text:p text:style-name="P13">4. In what way, if any, does the algorithm fail if we omit the line 19 check and simply execute line 20 unconditionally?</text:p>
      <text:p text:style-name="P13"/>
      <text:p text:style-name="P8">It does not fail, since line 9 will still filter unsupported leaves, but it will run less efficiently.</text:p>
      <text:p text:style-name="P5"/>
      <text:p text:style-name="P1"><text:span text:style-name="T17">5. </text:span>Removal of<text:span text:style-name="T14"> all ancestors of X</text:span><text:span text:style-name="T11">a</text:span><text:span text:style-name="T4"> on line 22 seems like an error because it makes those (well-supported) subsets</text:span><text:span text:style-name="T2"> </text:span>unavailable for other<text:span text:style-name="T14"> </text:span>subsets to use in checking on line 19, perhaps making them look as though they have<text:span text:style-name="T14"> </text:span>an infrequent subset <text:span text:style-name="T14">when they don't</text:span>. <text:s/>Is this a problem? <text:s/>Why or why not?</text:p>
      <text:p text:style-name="P1"/>
      <text:p text:style-name="P3"><text:span text:style-name="T15">Not a problem, because</text:span><text:span text:style-name="T16"> line 19 checks focus only on the k-1 level, not levels above.</text:span></text:p>
      <text:p text:style-name="P17"/>
      <text:p text:style-name="P2"><text:span text:style-name="T17">6. </text:span>The assertion that Apriori is O(|I|*|D|*2<text:span text:style-name="T1">I</text:span><text:span text:style-name="T3">)</text:span><text:span text:style-name="T2"> seems incorrect since each transaction in D has</text:span></text:p>
      <text:p text:style-name="P2"><text:span text:style-name="T2">possibly 2</text:span><text:span text:style-name="T1">I </text:span><text:span text:style-name="T2">subsets, but each will be generated and tested only once in the entire algorithm.</text:span></text:p>
      <text:p text:style-name="P2"><text:span text:style-name="T2">Is a complexity of O(|D|*2</text:span><text:span text:style-name="T1">I</text:span><text:span text:style-name="T2">) thus correct?</text:span></text:p>
      <text:p text:style-name="P16"/>
      <text:p text:style-name="P9">I believe the answer here is yes, the lesser complexity is correct.</text:p>
      <text:p text:style-name="P9"/>
      <text:p text:style-name="P9"/>
      <text:p text:style-name="P14">7. <text:span text:style-name="T23">Why is ordering the items correctly when building a prefix-tree such a big deal? <text:s/></text:span>Build a database with at most 5 transactions for which the <text:span text:style-name="T23">original</text:span> ordering of the items within the transactions produces a prefix tree with 3 times as many nodes than does the prefix tree derived from an optimal item ordering.</text:p>
      <text:p text:style-name="P14"/>
      <text:p text:style-name="P11">15 nodes:</text:p>
      <text:p text:style-name="P11">E</text:p>
      <text:p text:style-name="P11">DE</text:p>
      <text:p text:style-name="P11">CDE</text:p>
      <text:p text:style-name="P11">BCDE</text:p>
      <text:p text:style-name="P11">ABCDE</text:p>
      <text:p text:style-name="P11"/>
      <text:p text:style-name="P11">5 nodes:</text:p>
      <text:p text:style-name="P11">E</text:p>
      <text:p text:style-name="P11">ED</text:p>
      <text:p text:style-name="P11">EDC</text:p>
      <text:p text:style-name="P11">EDCB</text:p>
      <text:p text:style-name="P11">EDCBA</text:p>
      <text:p text:style-name="P15"/>
      <text:p text:style-name="P14"/>
      <text:p text:style-name="P14">8. Does the order of the transactions (as opposed to that of the items) affect the form of the final prefix tree? <text:s/>Why or why not?</text:p>
      <text:p text:style-name="P14"/>
      <text:p text:style-name="P11">No, because the order just affects the intermediate forms of the tree. <text:s/>A final tree form can be deduced from the transactions alone, regardless of order.</text:p>
      <text:p text:style-name="P9"/>
      <text:p text:style-name="P8">---------------------------</text:p>
      <text:p text:style-name="P8"/>
      <text:p text:style-name="Text_20_body"><text:span text:style-name="T7">d</text:span><text:span text:style-name="T5">(</text:span><text:span text:style-name="T6">X</text:span><text:span text:style-name="T19">k</text:span><text:span text:style-name="T18">) </text:span><text:span text:style-name="T21">= </text:span>t<text:span text:style-name="T18">(</text:span><text:span text:style-name="T20">X</text:span><text:span text:style-name="T19">k−</text:span><text:span text:style-name="T22">1</text:span><text:span text:style-name="T18">)</text:span><text:span text:style-name="T21">\</text:span>t<text:span text:style-name="T18">(</text:span><text:span text:style-name="T20">X</text:span><text:span text:style-name="T19">k</text:span><text:span text:style-name="T18">)</text:span></text:p>
      <text:p text:style-name="Text_20_body">means that d(X<text:span text:style-name="T10">k</text:span><text:span text:style-name="T2">) is the tid</text:span><text:span text:style-name="T8">set that is "peeled off" by adding X</text:span><text:span text:style-name="T12">k</text:span><text:span text:style-name="T8"> as a itemset element. <text:s/>The tids in d(X</text:span><text:span text:style-name="T12">k</text:span><text:span text:style-name="T8">) are in t(X</text:span><text:span text:style-name="T13">k−1</text:span><text:span text:style-name="T8">) but not in t(X</text:span><text:span text:style-name="T13">k</text:span><text:span text:style-name="T8">)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ff3" svg:font-family="ff3"/>
    <style:font-face style:name="ff4" svg:font-family="ff4"/>
    <style:font-face style:name="ff8" svg:font-family="ff8"/>
    <style:font-face style:name="ff9" svg:font-family="ff9"/>
    <style:font-face style:name="ffb" svg:font-family="ff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8-24T11:26:28.578000000</dc:date>
    <meta:editing-duration>PT22H36M45S</meta:editing-duration>
    <meta:editing-cycles>5</meta:editing-cycles>
    <meta:document-statistic meta:table-count="0" meta:image-count="0" meta:object-count="0" meta:page-count="1" meta:paragraph-count="32" meta:word-count="456" meta:character-count="2447" meta:non-whitespace-character-count="2011"/>
  </office:meta>
</office:document-meta>
</file>